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1.34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Normal_20_2">
      <style:table-cell-properties style:cell-protect="protected" style:print-content="true" fo:background-color="transparent"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hall_i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availability_labe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Globe Theater</text:p>
          </table:table-cell>
          <table:table-cell table:number-columns-repeated="2"/>
          <table:table-cell table:formula="of:=LEFT([.G2];3)">
            <text:p/>
          </table:table-cell>
        </table:table-row>
        <table:table-row table:style-name="ro1">
          <table:table-cell table:style-name="ce1" office:value-type="string" calcext:value-type="string">
            <text:p>H02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Swan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3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Alley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4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Palai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5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Gaiety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6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Olimpico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7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Vienna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8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Crest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9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Ariston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Daisy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Davis Theat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Almeida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3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Royal Court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4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Sadler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5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Regent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6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The Old V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7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Playhouse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8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Queen'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9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White Bear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2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Vaudeville Theater</text:p>
          </table:table-cell>
          <table:table-cell table:number-columns-repeated="3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6:12:41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21:47.202000000</meta:creation-date>
    <dc:date>2017-03-09T18:16:23.803000000</dc:date>
    <meta:editing-duration>PT2H6M18S</meta:editing-duration>
    <meta:editing-cycles>3</meta:editing-cycles>
    <meta:generator>LibreOffice/5.3.0.3$Windows_x86 LibreOffice_project/7074905676c47b82bbcfbea1aeefc84afe1c50e1</meta:generator>
    <meta:document-statistic meta:table-count="1" meta:cell-count="106" meta:object-count="0"/>
  </office:meta>
</office:document-meta>
</file>